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e tissu nerveux.</text:p>
      <text:p text:style-name="Normal">• Le système nerveux.</text:p>
      <text:p text:style-name="Normal">• Les neurones et la névroglie.</text:p>
      <text:p text:style-name="Normal">• La physiologie de la conduction nerveuse.</text:p>
      <text:p text:style-name="Normal">• La synapse et la transmission synaptique.</text:p>
      <text:p text:style-name="Normal">• Exercices et corrigés.</text:p>
      <text:p text:style-name="Normal">Le système nerveux.</text:p>
      <text:p text:style-name="Normal">Les deux grandes divisions structurales du système nerveux sont le système nerveux central</text:p>
      <text:p text:style-name="Normal">(SNC) et le système nerveux périphérique (SNP). Le SNC comprend l'encéphale et la moelle</text:p>
      <text:p text:style-name="Normal">épinière. Le SNP comprend les nerfs crâniens qui partent de l'encéphale et la moelle épinière.</text:p>
      <text:p text:style-name="Normal">Le SNP comprend les nerfs crâniens qui partent de l'encéphale et les nerfs rachidiens qui</text:p>
      <text:p text:style-name="Normal">partent de la moelle épinière. On trouve en plus dans le SNP des ganglions qui sont des amas</text:p>
      <text:p text:style-name="Normal">de corps cellulaires de neurones et des plexus qui sont des réseaux de nerfs.</text:p>
      <text:p text:style-name="Normal">Le Système nerveux autonome (SNA) est une division fonctionnelle du système nerveux. Le</text:p>
      <text:p text:style-name="Normal">SNA comporte des centres de contrôle dans l'encéphale et des nerfs périphériques qui sont les</text:p>
      <text:p text:style-name="Normal">voies de conduction des influx nerveux autonomes. Les activités du corps sont accélérées ou</text:p>
      <text:p text:style-name="Normal">ralenties par le fonctionnement automatique du SNA.</text:p>
      <text:p text:style-name="Normal">•NOTER.</text:p>
      <text:p text:style-name="Normal">Les fonctions du système nerveux.</text:p>
      <text:p text:style-name="Normal">- Répondre aux stimuli externes et internes.</text:p>
      <text:p text:style-name="Normal">- Conduire les influx nerveux qui arrivent au SNC et ceux qui en partent.</text:p>
      <text:p text:style-name="Normal">- Assurer l'interprétation des messages nerveux au niveau du cortex cérébral.</text:p>
      <text:p text:style-name="Normal">- Intégrer les expériences par les fonctions de mémoire et d'apprentissage.</text:p>
      <text:p text:style-name="Normal">- Provoquer la sécrétion des glandes et la contraction musculaire.</text:p>
      <text:p text:style-name="Normal">- Programmer les comportements instinctifs.</text:p>
      <text:p text:style-name="Normal">68</text:p>
      <text:p text:style-name="Normal">Les neurones et la névroglie.</text:p>
      <text:p text:style-name="Normal">Définition : Les neurones sont des cellules nerveuses que l'on trouve dans le SNC et le SNP.</text:p>
      <text:p text:style-name="Normal">Bien qu'ils varient considérablement par leur forme et leur taille, les neurones sont composés</text:p>
      <text:p text:style-name="Normal">en général d'un corps cellulaire, de dendrites, et d'un axone. (Figure 9.1)</text:p>
      <text:p text:style-name="Normal">L'extrémité légèrement élargie des ramifications de l'axone est la terminaison axonale qui</text:p>
      <text:soft-page-break/>
      <text:p text:style-name="Normal">contient les vésicules synaptiques qui produisent les neurotransmetteurs et les secrètent dans</text:p>
      <text:p text:style-name="Normal">la fente synaptique.</text:p>
      <text:p text:style-name="Normal">•SAVOIR.</text:p>
      <text:p text:style-name="Normal">Les différents types de neurones.</text:p>
      <text:p text:style-name="Normal">- Les neurones sensoriels : conduisent les influx nerveux jusqu'au SNC.</text:p>
      <text:p text:style-name="Normal">-Sensoriels somatiques : conduisent les influx qui proviennent des récepteurs de la peau,</text:p>
      <text:p text:style-name="Normal">des os, des muscles et des articulations.</text:p>
      <text:p text:style-name="Normal">-Sensoriels viscéraux : conduisent les influx qui proviennent des viscères.</text:p>
      <text:p text:style-name="Normal">- Les neurones moteurs : conduisent les influx en provenance du SNC.</text:p>
      <text:p text:style-name="Normal">-Somatiques moteurs : innervent les muscles squelettiques.</text:p>
      <text:p text:style-name="Normal">-Viscéraux moteurs (autonomes moteurs) : innervent le muscle cardiaque, les muscles lisses</text:p>
      <text:p text:style-name="Normal">et les glandes.</text:p>
      <text:p text:style-name="Normal">- Les neurones d'association (interneurones) : conduisent les influx des neurones</text:p>
      <text:p text:style-name="Normal">sensoriels aux neurones moteurs.</text:p>
      <text:p text:style-name="Normal">La myéline est une couche isolante de nature lipidique qui entoure l'axone de nombreux</text:p>
      <text:p text:style-name="Normal">neurones. Cette couche est produite par des cellules spécialisées de la névroglie. Dans la SNP,</text:p>
      <text:p text:style-name="Normal">la gaine de myéline est formée de segments séparés par de petits intervalles (les nœuds de</text:p>
      <text:p text:style-name="Normal">Ranvier). La myéline assure l'association des fibres nerveuses qu'elles entourent et permet</text:p>
      <text:p text:style-name="Normal">d'accélérer la conduction de l'influx le long de l'axone.</text:p>
      <text:p text:style-name="Normal">Les cellules gliales sont des cellules spécialisées qui forment la névroglie, le tissu de soutien</text:p>
      <text:p text:style-name="Normal">des neurones. La névroglie comprend six sortes de cellules gliales, toutes sont douées</text:p>
      <text:p text:style-name="Normal">d'activité mitotique et elles sont environ cinq fois plus abondantes que les neurones.</text:p>
      <text:p text:style-name="Normal">69</text:p>
      <text:p text:style-name="Normal">La physiologie de la conduction nerveuse.</text:p>
      <text:p text:style-name="Normal">De part et d'autres de la membrane plasmique d'un neurone qui n'assure pas la conduction</text:p>
      <text:p text:style-name="Normal">d'un influx nerveux (au repos) , il existe une différence de potentiel , appelé potentiel de</text:p>
      <text:p text:style-name="Normal">repos. Ce potentiel de repos est dû à une répartition inégale des particules chargées (ions)</text:p>
      <text:p text:style-name="Normal">dans le compartiment extracellulaire et dans le compartiment intracellulaire. Les mécanismes</text:p>
      <text:p text:style-name="Normal">qui génèrent une charge nette positive au niveau de la face externe de la membrane et une</text:p>
      <text:p text:style-name="Normal">charge nette négative au niveau de la face interne, sont les suivants :</text:p>
      <text:p text:style-name="Normal">1. Par transport actif, une pompe à sodium potassium assure l'expulsion de trois ions</text:p>
      <text:soft-page-break/>
      <text:p text:style-name="Normal">sodium (Na+) en dehors de la cellule contre deux ions potassium (K+) qu'elle fait</text:p>
      <text:p text:style-name="Normal">pénétrer dans la cellule.</text:p>
      <text:p text:style-name="Normal">2. De plus, la membrane plasmique est plus perméable au (K+) qu'au (Na+) , de telle</text:p>
      <text:p text:style-name="Normal">sorte que le (K+) accumulé dans la cellule diffuse vers l'extérieur plus rapidement que</text:p>
      <text:p text:style-name="Normal">le (Na+), plus concentré à l'extérieur, ne diffuse vers l'intérieur de la cellule.</text:p>
      <text:p text:style-name="Normal">3. De par sa nature chimique, la membrane plasmique est imperméable aux anions</text:p>
      <text:p text:style-name="Normal">(chargés négativement) de grosses tailles qui sont présents à l'intérieur du neurone. Il y a</text:p>
      <text:p text:style-name="Normal">donc moins de particules chargées négativement que de particules chargées</text:p>
      <text:p text:style-name="Normal">positivement qui sortent de la cellule.</text:p>
      <text:p text:style-name="Normal">70</text:p>
      <text:p text:style-name="Normal">L'information portée par un influx nerveux est transmise d'un point à un autre de l'organisme</text:p>
      <text:p text:style-name="Normal">par la variation brutale du potentiel de repos qui se propage le long de la membrane</text:p>
      <text:p text:style-name="Normal">neuronale. Cette perturbation qui 'se déplacent' est un potentiel d'action et se déroule de la</text:p>
      <text:p text:style-name="Normal">façon suivante :</text:p>
      <text:p text:style-name="Normal">1. N'importe quel stimulus, électrique, mécanique ou chimique, appliqué en un point de</text:p>
      <text:p text:style-name="Normal">la membrane neuronale, est suffisant pour modifier le potentiel au repos.</text:p>
      <text:p text:style-name="Normal">2. Au point de stimulation, la perméabilité membranaire aux ions sodium (Na+)</text:p>
      <text:p text:style-name="Normal">augmente.</text:p>
      <text:p text:style-name="Normal">3. (Na+) traverse rapidement la membrane et pénètre dans la cellule : localement la</text:p>
      <text:p text:style-name="Normal">membrane est dépolarisée (potentiel membranaire= O).</text:p>
      <text:p text:style-name="Normal">4. L'entrée de (Na+) dans la cellule se poursuit ; l'intérieur de la cellule devient chargé</text:p>
      <text:p text:style-name="Normal">positivement par rapport à l'extérieur (inversion du potentiel membranaire).</text:p>
      <text:p text:style-name="Normal">5. L'inversion du potentiel membranaire au point de stimulation produit un courant local</text:p>
      <text:p text:style-name="Normal">qui stimule la région adjacente de la membrane.</text:p>
      <text:p text:style-name="Normal">6. Au point de stimulation initiale, la perméabilité membranaire au sodium diminue et la</text:p>
      <text:p text:style-name="Normal">perméabilité à (K+) augmente.</text:p>
      <text:p text:style-name="Normal">7. (K+) sort rapidement de la cellule et rétablit une charge nette positive à l'extérieur de</text:p>
      <text:p text:style-name="Normal">la cellule par rapport à l'intérieur (repolarisation).</text:p>
      <text:p text:style-name="Normal">8. Les pompes à sodium et à potassium font ressortir le (Na+) et rentrer (K+). Le cycle se</text:p>
      <text:p text:style-name="Normal">répète et se propage de cette façon le long de la membrane neuronale.</text:p>
      <text:p text:style-name="Normal">Un potentiel d'action n'est produit qu'en réponse à un seuil de stimulation. Le potentiel de</text:p>
      <text:soft-page-break/>
      <text:p text:style-name="Normal">repos membranaire est d'environ-70mV. Si un stimulus permet d'augmenter le potentiel à une</text:p>
      <text:p text:style-name="Normal">valeur de -55mV, un potentiel seuil est atteint et un cycle complet de dépolarisation, puis de</text:p>
      <text:p text:style-name="Normal">repolarisation se produit et un potentiel d'action est généré (voir figure9.3).</text:p>
      <text:p text:style-name="Normal">71</text:p>
      <text:p text:style-name="Normal">•SAVOIR.</text:p>
      <text:p text:style-name="Normal">La loi du tout ou rien.</text:p>
      <text:p text:style-name="Normal">Un stimulus liminaire provoque une réponse maximale et un stimulus infraliminaire</text:p>
      <text:p text:style-name="Normal">n'entraine pas de réponse.</text:p>
      <text:p text:style-name="Normal">La synapse et la transmission synaptique.</text:p>
      <text:p text:style-name="Normal">Définition : une synapse est une jonction spécialisée à travers laquelle l'influx nerveux est</text:p>
      <text:p text:style-name="Normal">transmis d'un neurone à l'autre (transmission synaptique) via des messagers chimiques, les</text:p>
      <text:p text:style-name="Normal">neurotransmetteurs.</text:p>
      <text:p text:style-name="Normal">La transmission synaptique est schématisée sur la figure 9 et décrite ci dessous.</text:p>
      <text:p text:style-name="Normal">1. Un potentiel d'action atteint la terminaison axonale.</text:p>
      <text:p text:style-name="Normal">2. L'influx de calcium (Ca+), provoque la fusion des vésicules synaptiques contenant le</text:p>
      <text:p text:style-name="Normal">neurotransmetteur, à la membrane présynaptique.</text:p>
      <text:p text:style-name="Normal">3. Le neurotransmetteur est libéré par exocytose dans la fente synaptique.</text:p>
      <text:p text:style-name="Normal">4. Le neurotransmetteur diffuse à travers l'espace synaptique jusqu'à la membrane</text:p>
      <text:p text:style-name="Normal">postsynaptique et se lie aux récepteurs spécifiques situés sur cette membrane.</text:p>
      <text:p text:style-name="Normal">5. La perméabilité de la membrane postsynaptique est modifiée, ce qui génère un influx</text:p>
      <text:p text:style-name="Normal">au niveau du cours postsynaptique.</text:p>
      <text:p text:style-name="Normal">6. Le neurotransmetteur est éliminé de la synapse.</text:p>
      <text:p text:style-name="Normal">Les neurotransmetteurs excitateurs activent le neurone postsynaptique en générant des</text:p>
      <text:p text:style-name="Normal">potentiels postsynaptiques excitateurs (PPSE). Les neurotransmetteurs inhibiteurs empêchent</text:p>
      <text:p text:style-name="Normal">l'activation du neurone postsynaptique en générant des potentiels postsynaptiques inhibiteurs</text:p>
      <text:p text:style-name="Normal">(PPSI).</text:p>
      <text:p text:style-name="Normal">La transmission synaptique 9.4</text:p>
      <text:p text:style-name="Normal">72</text:p>
      <text:p text:style-name="Normal">Exercices</text:p>
      <text:p text:style-name="Normal">1 Vrai ou faux ?</text:p>
      <text:p text:style-name="Normal">a) Le système nerveux contient uniquement deux types de cellules différentes.</text:p>
      <text:soft-page-break/>
      <text:p text:style-name="Normal">b) Au niveau d'une fibre nerveuse polarisée, il ya une accumulation d'ions (Na+) au</text:p>
      <text:p text:style-name="Normal">niveau de la face externe de la membrane axonale.</text:p>
      <text:p text:style-name="Normal">c) Toutes les synapses sont inhibitrices.</text:p>
      <text:p text:style-name="Normal">d) La couche de myéline entoure les dendrites.</text:p>
      <text:p text:style-name="Normal">e) Les neurones moteurs conduisent l'information à partir des récepteurs périphériques</text:p>
      <text:p text:style-name="Normal">jusqu'au SNC.</text:p>
      <text:p text:style-name="Normal">f) Les pompes à sodium utilisent la diffusion et ne nécessitent donc pas d'ATP pour leur</text:p>
      <text:p text:style-name="Normal">fonctionnement.</text:p>
      <text:p text:style-name="Normal">2 Compléter :</text:p>
      <text:p text:style-name="Normal">a) La myéline que l'on trouve au niveau du système nerveux périphériques est produite</text:p>
      <text:p text:style-name="Normal">par lesÅ</text:p>
      <text:p text:style-name="Normal">b) La jonction entre les neurones ou l''activité électrique du premier neurone entraine</text:p>
      <text:p text:style-name="Normal">l'activation du second , est appeléeÅ</text:p>
      <text:p text:style-name="Normal">c) Lorsqu'un potentiel d'action dépolarise le bouton synaptique, de petites quantités de</text:p>
      <text:p text:style-name="Normal">neurotransmetteurs sont libérés dans Å.</text:p>
      <text:p text:style-name="Normal">Solutions</text:p>
      <text:p text:style-name="Normal">1</text:p>
      <text:p text:style-name="Normal">a) faux.</text:p>
      <text:p text:style-name="Normal">b) vrai.</text:p>
      <text:p text:style-name="Normal">c) faux.</text:p>
      <text:p text:style-name="Normal">d) faux.</text:p>
      <text:p text:style-name="Normal">e) faux.</text:p>
      <text:p text:style-name="Normal">f) faux.</text:p>
      <text:p text:style-name="Normal">2</text:p>
      <text:p text:style-name="Normal">(a) cellules de Schwann.</text:p>
      <text:p text:style-name="Normal">(b) synapse.</text:p>
      <text:p text:style-name="Normal">(c) fente synaptiqu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4-12-11T10:46:00Z</meta:creation-date>
    <dc:date>2024-12-11T10:47:00Z</dc:date>
    <meta:template xlink:href="Normal.dotm" xlink:type="simple"/>
    <meta:editing-cycles>1</meta:editing-cycles>
    <meta:editing-duration>PT60S</meta:editing-duration>
    <meta:document-statistic meta:page-count="5" meta:paragraph-count="17" meta:word-count="1363" meta:character-count="8848" meta:row-count="62" meta:non-whitespace-character-count="7502"/>
  </office:meta>
</office:document-meta>
</file>